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1ae0" officeooo:paragraph-rsid="001c1a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1</text:p>
      <text:p text:style-name="P1">Я выбрал catboost, ввиду его особеностей работы с категориальными признаками.</text:p>
      <text:p text:style-name="P1">Ввиду невозможности обучить данный классификатор на этих компьютерах, использовал не всю выборку а лишь её часть, и не все признаки.</text:p>
      <text:p text:style-name="P1"/>
      <text:p text:style-name="P1">3.2 – 3.3</text:p>
      <text:p text:style-name="P1">Алгоритм реализован точность крайне низкая 0.2</text:p>
      <text:p text:style-name="P1"/>
      <text:p text:style-name="P1">3.4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11:51:00.022482727</meta:creation-date>
    <dc:date>2019-04-28T12:05:08.209813237</dc:date>
    <meta:editing-duration>PT3M58S</meta:editing-duration>
    <meta:editing-cycles>1</meta:editing-cycles>
    <meta:document-statistic meta:table-count="0" meta:image-count="0" meta:object-count="0" meta:page-count="1" meta:paragraph-count="6" meta:word-count="40" meta:character-count="270" meta:non-whitespace-character-count="235"/>
    <meta:generator>LibreOffice/6.0.7.3$Linux_X86_64 LibreOffice_project/00m0$Build-3</meta:generator>
  </office:meta>
</office:document-meta>
</file>